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FileObserver.ServiceFileObserver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xternalService.writeHeader( MessageContext ctxt , PartnerRoleMessageExchange odeM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oapExternalService.SoapExternalService( Definition definition , QName serviceName , String portName , AxisConfiguration axisConfig , ProcessConf p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apExternalService.getPo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xternalService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xternalService.invoke( final PartnerRoleMessageExchange odeMe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EndpointPropertiesMutable.hasChangedSince( Map 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ExternalService.getInitialEndpoin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xternalService.reply( final PartnerRoleMessageExchange odeMex , final Operation operation , final MessageContext reply , final boolean isFaul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OptionsObserver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xternalService.getServiceCli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iceFileObserver.onUp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ndpointPropertiesMutab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Observ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ExternalService.replyWithFailure( final PartnerRoleMessageExchange odeMex , final FailureType error , final String errmsg , final Element detai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ExternalServic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apExternalService.getAction( String ope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onsObserver.on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dpointPropertiesMutable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PropertiesMutabl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FileObserv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FileObserver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xternalService.applySecuritySettings( ServiceClient serviceCli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